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Times NewRoman" svg:font-family="'Times New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6c3b" draw:textarea-horizontal-align="justify" draw:textarea-vertical-align="middle" draw:auto-grow-height="false" fo:min-height="0.783cm" fo:min-width="3.708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7da7d8" draw:textarea-horizontal-align="justify" draw:textarea-vertical-align="middle" draw:auto-grow-height="false" fo:min-height="0.404cm" fo:min-width="3.329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ba131a" draw:textarea-horizontal-align="justify" draw:textarea-vertical-align="middle" draw:auto-grow-height="false" fo:min-height="0.404cm" fo:min-width="3.329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404cm" fo:min-width="3.329cm" fo:padding-top="0.142cm" fo:padding-bottom="0.142cm" fo:padding-left="0.267cm" fo:padding-right="0.267cm"/>
    </style:style>
    <style:style style:name="gr6" style:family="graphic" style:parent-style-name="standard">
      <style:graphic-properties draw:fill-color="#7477b8" draw:textarea-horizontal-align="justify" draw:textarea-vertical-align="middle" draw:auto-grow-height="false" fo:min-height="8.034cm" fo:min-width="5.117cm"/>
    </style:style>
    <style:style style:name="gr7" style:family="graphic" style:parent-style-name="standard">
      <style:graphic-properties draw:textarea-horizontal-align="justify" draw:textarea-vertical-align="middle" draw:auto-grow-height="false" fo:min-height="0.639cm" fo:min-width="2.294cm"/>
    </style:style>
    <style:style style:name="gr8" style:family="graphic" style:parent-style-name="standard">
      <style:graphic-properties draw:fill-color="#7477b8" draw:textarea-horizontal-align="justify" draw:textarea-vertical-align="middle" draw:auto-grow-height="false" fo:min-height="7.393cm" fo:min-width="4.314cm"/>
    </style:style>
    <style:style style:name="gr9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414cm" fo:min-width="0.114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076cm" fo:min-width="0cm" fo:padding-top="0.142cm" fo:padding-bottom="0.142cm" fo:padding-left="0.267cm" fo:padding-right="0.267cm"/>
    </style:style>
    <style:style style:name="gr11" style:family="graphic" style:parent-style-name="standard">
      <style:graphic-properties draw:fill-color="#ba131a" draw:textarea-horizontal-align="justify" draw:textarea-vertical-align="middle" draw:auto-grow-height="false" fo:min-height="0.675cm" fo:min-width="0.995cm"/>
    </style:style>
    <style:style style:name="gr12" style:family="graphic" style:parent-style-name="standard">
      <style:graphic-properties draw:fill-color="#ba131a" draw:textarea-horizontal-align="justify" draw:textarea-vertical-align="middle" draw:auto-grow-height="false" fo:min-height="0.675cm" fo:min-width="0.995cm"/>
    </style:style>
    <style:style style:name="gr13" style:family="graphic" style:parent-style-name="standard">
      <style:graphic-properties draw:stroke="none" svg:stroke-color="#000000" draw:fill="none" draw:fill-color="#ffffff" fo:min-height="0.512cm"/>
    </style:style>
    <style:style style:name="gr14" style:family="graphic" style:parent-style-name="standard">
      <style:graphic-properties draw:fill-color="#ba131a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color="#000000" draw:fill-color="#ba131a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color="#000000" draw:fill-color="#adc5e7" draw:textarea-horizontal-align="justify" draw:textarea-vertical-align="middle" draw:auto-grow-height="false" fo:min-height="0.512cm" fo:min-width="2.294cm"/>
    </style:style>
    <style:style style:name="gr17" style:family="graphic" style:parent-style-name="standard">
      <style:graphic-properties svg:stroke-color="#000000" draw:fill-color="#adc5e7" draw:textarea-horizontal-align="justify" draw:textarea-vertical-align="middle" draw:auto-grow-height="false" fo:min-height="0.512cm" fo:min-width="1.659cm"/>
    </style:style>
    <style:style style:name="P1" style:family="paragraph">
      <loext:graphic-properties draw:fill-color="#006c3b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7da7d8"/>
      <style:paragraph-properties fo:text-align="center"/>
      <style:text-properties style:font-name="Times New Roman"/>
    </style:style>
    <style:style style:name="P5" style:family="paragraph">
      <loext:graphic-properties draw:fill-color="#ba131a"/>
      <style:paragraph-properties fo:text-align="center"/>
      <style:text-properties style:font-name="Times New Roman"/>
    </style:style>
    <style:style style:name="P6" style:family="paragraph">
      <style:paragraph-properties fo:text-align="center"/>
      <style:text-properties style:font-name="Times New Roman"/>
    </style:style>
    <style:style style:name="P7" style:family="paragraph">
      <loext:graphic-properties draw:fill-color="#7477b8"/>
      <style:paragraph-properties fo:text-align="center"/>
    </style:style>
    <style:style style:name="P8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9" style:family="paragraph">
      <loext:graphic-properties draw:fill-color="#ba131a"/>
      <style:paragraph-properties fo:text-align="center"/>
    </style:style>
    <style:style style:name="P10" style:family="paragraph">
      <style:text-properties style:font-name="Times NewRoman"/>
    </style:style>
    <style:style style:name="P11" style:family="paragraph">
      <loext:graphic-properties draw:fill="none" draw:fill-color="#ffffff"/>
      <style:text-properties style:font-name="Times NewRoman"/>
    </style:style>
    <style:style style:name="P12" style:family="paragraph">
      <loext:graphic-properties draw:fill-color="#adc5e7"/>
      <style:paragraph-properties fo:text-align="center"/>
      <style:text-properties style:font-name="Times New Roman"/>
    </style:style>
    <style:style style:name="T1" style:family="text">
      <style:text-properties style:font-name="Times New Roman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style:font-name="Times New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18cm" svg:height="1.143cm" svg:x="1.762cm" svg:y="14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3.927cm" svg:y1="1.382cm" svg:x2="3.921cm" svg:y2="17.764cm">
          <text:p/>
        </draw:line>
        <draw:custom-shape draw:style-name="gr3" draw:text-style-name="P4" draw:layer="layout" svg:width="3.937cm" svg:height="0.762cm" svg:x="1.99cm" svg:y="1.777cm">
          <text:p text:style-name="P3"><text:span text:style-name="T1">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9cm" svg:y="2.879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9cm" svg:y="4.079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.99cm" svg:y="6.28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.99cm" svg:y="7.48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.889cm" svg:y="5.153cm">
          <text:p text:style-name="P3"><text:span text:style-name="T1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937cm" svg:height="0.762cm" svg:x="1.971cm" svg:y="16.484cm">
          <text:p text:style-name="P3"><text:span text:style-name="T1">F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6.223cm" svg:height="8.89cm" svg:x="6.96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.989cm" svg:y="8.555cm">
          <text:p text:style-name="P3"><text:span text:style-name="T1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9cm" svg:y="6.281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9cm" svg:y="7.481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9cm" svg:y="9.681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9cm" svg:y="10.881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.989cm" svg:y="11.956cm">
          <text:p text:style-name="P3"><text:span text:style-name="T1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9cm" svg:y="9.682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9cm" svg:y="10.882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.99cm" svg:y="13.082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.99cm" svg:y="14.282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937cm" svg:height="0.762cm" svg:x="1.989cm" svg:y="15.457cm">
          <text:p text:style-name="P3"><text:span text:style-name="T1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9cm" svg:y="13.083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.99cm" svg:y="14.283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7.711cm" svg:y1="5.734cm" svg:x2="7.711cm" svg:y2="12.186cm">
          <text:p/>
        </draw:line>
        <draw:line draw:style-name="gr2" draw:text-style-name="P2" draw:layer="layout" svg:x1="7.585cm" svg:y1="8.782cm" svg:x2="12.41cm" svg:y2="6.242cm">
          <text:p/>
        </draw:line>
        <draw:line draw:style-name="gr2" draw:text-style-name="P2" draw:layer="layout" svg:x1="12.411cm" svg:y1="5.734cm" svg:x2="12.411cm" svg:y2="12.186cm">
          <text:p/>
        </draw:line>
        <draw:line draw:style-name="gr2" draw:text-style-name="P2" draw:layer="layout" svg:x1="7.711cm" svg:y1="9.417cm" svg:x2="12.41cm" svg:y2="11.703cm">
          <text:p/>
        </draw:line>
        <draw:line draw:style-name="gr2" draw:text-style-name="P2" draw:layer="layout" svg:x1="7.711cm" svg:y1="12.211cm" svg:x2="12.41cm" svg:y2="12.211cm">
          <text:p/>
        </draw:line>
        <draw:line draw:style-name="gr2" draw:text-style-name="P2" draw:layer="layout" svg:x1="9.997cm" svg:y1="12.211cm" svg:x2="9.997cm" svg:y2="13.735cm">
          <text:p/>
        </draw:line>
        <draw:line draw:style-name="gr2" draw:text-style-name="P2" draw:layer="layout" svg:x1="7.711cm" svg:y1="5.734cm" svg:x2="12.385cm" svg:y2="5.734cm">
          <text:p/>
        </draw:line>
        <draw:line draw:style-name="gr2" draw:text-style-name="P2" draw:layer="layout" svg:x1="9.997cm" svg:y1="4.718cm" svg:x2="9.997cm" svg:y2="5.735cm">
          <text:p/>
        </draw:line>
        <draw:custom-shape draw:style-name="gr7" draw:text-style-name="P6" draw:layer="layout" svg:width="2.794cm" svg:height="0.889cm" svg:x="8.654cm" svg:y="5.353cm">
          <text:p text:style-name="P3"><text:span text:style-name="T1">split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794cm" svg:height="0.889cm" svg:x="8.654cm" svg:y="11.753cm">
          <text:p text:style-name="P3"><text:span text:style-name="T1">cat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334cm" svg:height="8.163cm" svg:x="14.266cm" svg:y="4.6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6.906cm" svg:y1="4.718cm" svg:x2="16.933cm" svg:y2="13.354cm">
          <text:p/>
        </draw:line>
        <draw:custom-shape draw:style-name="gr4" draw:text-style-name="P5" draw:layer="layout" svg:width="3.937cm" svg:height="0.762cm" svg:x="14.901cm" svg:y="5.861cm">
          <text:p text:style-name="P3"><text:span text:style-name="T1">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4.901cm" svg:y="7.004cm">
          <text:p text:style-name="P3"><text:span text:style-name="T1">N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937cm" svg:height="0.762cm" svg:x="14.901cm" svg:y="8.147cm">
          <text:p text:style-name="P3"><text:span text:style-name="T1">A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4.901cm" svg:y="9.262cm">
          <text:p text:style-name="P3"><text:span text:style-name="T1">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4.901cm" svg:y="10.405cm">
          <text:p text:style-name="P3"><text:span text:style-name="T1">N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937cm" svg:height="0.762cm" svg:x="14.901cm" svg:y="11.548cm">
          <text:p text:style-name="P3"><text:span text:style-name="T1">A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0.914cm" svg:height="0.986cm" svg:x="7.233cm" svg:y="8.247cm">
          <text:p text:style-name="P3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508cm" svg:height="0.508cm" svg:x="12.134cm" svg:y="11.426cm">
          <text:p text:style-name="P3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914cm" svg:height="0.986cm" svg:x="11.903cm" svg:y="10.971cm">
          <text:p text:style-name="P3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2.667cm" svg:height="1.651cm" draw:transform="rotate (-1.07582095092931) translate (9.446cm 6.302cm)">
          <text:p text:style-name="P3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9" draw:layer="layout" svg:width="2.667cm" svg:height="1.651cm" draw:transform="rotate (1.06203284983855) translate (8.846cm 11.27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3" draw:text-style-name="P11" draw:layer="layout" svg:width="1.397cm" svg:height="0.954cm" svg:x="8.947cm" svg:y="7.377cm">
          <draw:text-box>
            <text:p text:style-name="P10"><text:span text:style-name="T3">F</text:span></text:p>
          </draw:text-box>
        </draw:frame>
        <draw:frame draw:style-name="gr13" draw:text-style-name="P11" draw:layer="layout" svg:width="1.397cm" svg:height="0.954cm" svg:x="9.636cm" svg:y="9.99cm">
          <draw:text-box>
            <text:p text:style-name="P10"><text:span text:style-name="T3">G</text:span></text:p>
          </draw:text-box>
        </draw:frame>
        <draw:custom-shape draw:style-name="gr14" draw:text-style-name="P9" draw:layer="layout" svg:width="0.381cm" svg:height="0.508cm" draw:transform="rotate (2.10696147300755) translate (10.848cm 7.28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9" draw:layer="layout" svg:width="0.381cm" svg:height="0.508cm" draw:transform="rotate (-3.1394982584874) translate (7.91cm 11.1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9" draw:layer="layout" svg:width="0.381cm" svg:height="0.508cm" draw:transform="rotate (-2.09893295844838) translate (8.971cm 9.81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12" draw:layer="layout" svg:width="2.794cm" svg:height="0.762cm" svg:x="6.969cm" svg:y="4.302cm">
          <text:p text:style-name="P3"><text:span text:style-name="T1">Block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2.159cm" svg:height="0.762cm" svg:x="14.208cm" svg:y="4.683cm">
          <text:p text:style-name="P3"><text:span text:style-name="T1">F,G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381cm" svg:height="0.508cm" draw:transform="rotate (-3.1394982584874) translate (12.609cm 8.74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Times NewRoman" svg:font-family="'Times New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1T08:33:30.558780608</meta:creation-date>
    <dc:date>2019-04-25T15:48:09.422562364</dc:date>
    <meta:editing-duration>PT42M16S</meta:editing-duration>
    <meta:editing-cycles>4</meta:editing-cycles>
    <meta:generator>LibreOffice/6.0.7.3$Linux_X86_64 LibreOffice_project/00m0$Build-3</meta:generator>
    <meta:document-statistic meta:object-count="54"/>
  </office:meta>
</office:document-meta>
</file>